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yriadProRegular" svg:font-family="MyriadProRegular"/>
    <style:font-face style:name="Open Sans" svg:font-family="'Open Sans'"/>
    <style:font-face style:name="OpenSymbol1" svg:font-family="OpenSymbol"/>
    <style:font-face style:name="inherit" svg:font-family="inheri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text-underline-style="solid" style:text-underline-width="auto" style:text-underline-color="font-color"/>
    </style:style>
    <style:style style:name="P3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text-properties style:font-name="Arial" style:text-underline-style="none"/>
    </style:style>
    <style:style style:name="P6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7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0" style:family="paragraph" style:parent-style-name="Text_20_body">
      <style:text-properties style:font-name="Arial"/>
    </style:style>
    <style:style style:name="P11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12" style:family="paragraph" style:parent-style-name="Standard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Arial" fo:font-size="12pt" fo:letter-spacing="normal" fo:font-style="normal" style:text-underline-style="none" fo:font-weight="normal"/>
    </style:style>
    <style:style style:name="P14" style:family="paragraph" style:parent-style-name="Standard">
      <style:text-properties fo:font-variant="normal" fo:text-transform="none" style:use-window-font-color="true" style:font-name="Arial" fo:font-size="12pt" fo:letter-spacing="normal" fo:font-style="normal" style:text-underline-style="none" fo:font-weight="normal" style:font-weight-asian="normal" style:font-weight-complex="normal"/>
    </style:style>
    <style:style style:name="P15" style:family="paragraph" style:parent-style-name="Standard">
      <style:text-properties fo:font-variant="normal" fo:text-transform="none" style:use-window-font-color="true" style:font-name="Arial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fo:font-variant="normal" fo:text-transform="none" style:use-window-font-color="true" style:font-name="Arial" fo:font-size="12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Text_20_body">
      <style:text-properties style:font-name="Arial" style:text-underline-style="none" fo:font-weight="normal" style:font-weight-asian="normal" style:font-weight-complex="normal"/>
    </style:style>
    <style:style style:name="P18" style:family="paragraph" style:parent-style-name="Text_20_body" style:list-style-name="L1">
      <style:text-properties style:font-name="Arial"/>
    </style:style>
    <style:style style:name="P19" style:family="paragraph" style:parent-style-name="Text_20_body" style:list-style-name="L1">
      <style:paragraph-properties loext:contextual-spacing="false" fo:margin-top="0cm" fo:margin-bottom="0cm"/>
      <style:text-properties style:font-name="Ari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font-name="Arial" fo:font-size="12pt" fo:letter-spacing="normal" fo:font-style="normal"/>
    </style:style>
    <style:style style:name="T5" style:family="text">
      <style:text-properties fo:font-variant="normal" fo:text-transform="none" style:use-window-font-color="true" style:font-name="Arial" fo:font-size="12pt" fo:letter-spacing="normal" fo:font-style="normal" style:text-underline-style="none" fo:font-weight="normal"/>
    </style:style>
    <style:style style:name="T6" style:family="text">
      <style:text-properties fo:font-variant="normal" fo:text-transform="none" style:use-window-font-color="true" style:font-name="Arial" fo:font-size="12pt" fo:letter-spacing="normal" fo:font-style="normal" style:text-underline-style="none" fo:font-weight="normal" fo:background-color="#ffffff" style:font-weight-asian="normal" style:font-weight-complex="normal" loext:char-shading-value="0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úmero de páginas visitadas: 14</text:p>
      <text:p text:style-name="P1"/>
      <text:p text:style-name="P2">Lista de CRM’s que más veces han salido</text:p>
      <text:p text:style-name="P1"><text:s/>1) Zoho CRM (8 veces)</text:p>
      <text:p text:style-name="P1"><text:s/>2) Salesforce (8 veces)</text:p>
      <text:p text:style-name="P1"><text:s/>3) Hubspot (6 veces)</text:p>
      <text:p text:style-name="P1"><text:s/>4) SugarCRM (6 veces)</text:p>
      <text:p text:style-name="P1"><text:s/>5) NetSuite (5 veces)</text:p>
      <text:p text:style-name="P1"><text:s/>6) Pipedrive (4 veces)</text:p>
      <text:p text:style-name="P1"><text:s/>7) Oracle (4 veces)</text:p>
      <text:p text:style-name="P1"><text:s/>8) Freshsales (3 veces)</text:p>
      <text:p text:style-name="P1"><text:s/>9) Microsoft Dynamics (3 veces)</text:p>
      <text:p text:style-name="P1">10) Base (3 veces)</text:p>
      <text:p text:style-name="P1"/>
      <text:p text:style-name="P2">Otros CRM’s que han salido más de una vez</text:p>
      <text:p text:style-name="P1">Odoo (2 veces)</text:p>
      <text:p text:style-name="P1">SAP (2 veces)</text:p>
      <text:p text:style-name="P1">Apptivo (2 vece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Lista de CRM’s que han salido</text:p>
      <text:p text:style-name="P1">You don't need a CRM</text:p>
      <text:p text:style-name="P1"/>
      <text:p text:style-name="P1">monday.com</text:p>
      <text:p text:style-name="P1">Virtuagym</text:p>
      <text:p text:style-name="P1">amoCRM</text:p>
      <text:p text:style-name="P1">Manufacturing X</text:p>
      <text:p text:style-name="P1">Accelo</text:p>
      <text:p text:style-name="P1">Onpipeline</text:p>
      <text:p text:style-name="P1">Act!</text:p>
      <text:p text:style-name="P1">Maximizer</text:p>
      <text:p text:style-name="P1">Infusionsoft</text:p>
      <text:p text:style-name="P1">Sage</text:p>
      <text:p text:style-name="P1">Salesboom</text:p>
      <text:p text:style-name="P1">Blazedesk</text:p>
      <text:p text:style-name="P1">Nimble</text:p>
      <text:p text:style-name="P1">Commence</text:p>
      <text:p text:style-name="P1">Really Simple Systems</text:p>
      <text:p text:style-name="P1">Salesnet</text:p>
      <text:p text:style-name="P1">AllProWebTools</text:p>
      <text:p text:style-name="P1">Less Annoying</text:p>
      <text:p text:style-name="P1">Streak (de Google/Gmail)</text:p>
      <text:p text:style-name="P1">Bitrix</text:p>
      <text:p text:style-name="P1">AgileCRM</text:p>
      <text:p text:style-name="P1">Capsule CRM</text:p>
      <text:p text:style-name="P1">ESPO CRM</text:p>
      <text:p text:style-name="P1">VTIGER</text:p>
      <text:p text:style-name="P1">Omnium Digital</text:p>
      <text:p text:style-name="P1">SumaCRM</text:p>
      <text:p text:style-name="P1">CRMLAB</text:p>
      <text:p text:style-name="P1">Lynkos</text:p>
      <text:p text:style-name="P1">KARMA CRM</text:p>
      <text:p text:style-name="P1">Peoplesoft</text:p>
      <text:p text:style-name="P1">Navision</text:p>
      <text:p text:style-name="P1">Solomon</text:p>
      <text:p text:style-name="P1">mySAP CR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Zoho</text:p>
      <text:p text:style-name="P3"/>
      <text:p text:style-name="P4">Lo utilizan:</text:p>
      <text:p text:style-name="P7">- Amazon</text:p>
      <text:p text:style-name="P7">- Universidad de Sevilla</text:p>
      <text:p text:style-name="P7">- ecomark solar</text:p>
      <text:p text:style-name="P7">- Selectra</text:p>
      <text:p text:style-name="P7">- southern cross protection</text:p>
      <text:p text:style-name="P7">- BENCHMARK</text:p>
      <text:p text:style-name="P7"/>
      <text:p text:style-name="P4">¿Qué es?</text:p>
      <text:p text:style-name="P7">Suite ofimática online.</text:p>
      <text:p text:style-name="P7">Su uso es online por lo que es independiente del SO.</text:p>
      <text:p text:style-name="P7"/>
      <text:p text:style-name="P3">Salesforce</text:p>
      <text:p text:style-name="P7"/>
      <text:p text:style-name="P4">Lo utilizan:</text:p>
      <text:p text:style-name="P7">- American Red Cross</text:p>
      <text:p text:style-name="P7">- DELL</text:p>
      <text:p text:style-name="P7">- dunkin (dunkin donuts)</text:p>
      <text:p text:style-name="P7">- L’Oréal Americas</text:p>
      <text:p text:style-name="P7">- PHILIPS</text:p>
      <text:p text:style-name="P7">- Spotify</text:p>
      <text:p text:style-name="P7">- Toyota</text:p>
      <text:p text:style-name="P7">- Vodafone</text:p>
      <text:p text:style-name="P7">- bq</text:p>
      <text:p text:style-name="P7">- American Express</text:p>
      <text:p text:style-name="P7"/>
      <text:p text:style-name="P4">¿Qué es?</text:p>
      <text:p text:style-name="P7">Es un CRM basado en la nube.</text:p>
      <text:p text:style-name="P7"/>
      <text:p text:style-name="P3">Hubspot</text:p>
      <text:p text:style-name="P7"/>
      <text:p text:style-name="P4">Lo utilizan:</text:p>
      <text:p text:style-name="P7">- randstad</text:p>
      <text:p text:style-name="P7">- SUBARU</text:p>
      <text:p text:style-name="P7">- Suzuki</text:p>
      <text:p text:style-name="P7">- University of Sothern California</text:p>
      <text:p text:style-name="P7">- Yahoo? Japan</text:p>
      <text:p text:style-name="P7">- Zidjian</text:p>
      <text:p text:style-name="P7">- Visita Costa del Sol</text:p>
      <text:p text:style-name="P6"><text:span text:style-name="T3">- </text:span><text:span text:style-name="T3">Casio</text:span></text:p>
      <text:p text:style-name="P7"/>
      <text:p text:style-name="P3"><text:span text:style-name="T3">¿</text:span><text:span text:style-name="T3">Qué es</text:span><text:span text:style-name="T3">?</text:span></text:p>
      <text:p text:style-name="P17">Hubspot es una herramienta de captación de leads que aglutina todas las funcionalidades necesarias para hacerlo desde una única plataforma. Como ellos mismos dicen: un software All-in-one (todo en uno).</text:p>
      <text:p text:style-name="P10">La herramienta está pensada para llevar a cabo de una forma sencilla la metodología del Inbound Marketing. Sin Hubspot también se podría hacer, pero con un nivel de dedicación y dificultad mucho mayor.</text:p>
      <text:p text:style-name="P10"><text:soft-page-break/>La metodología del Inbound Marketing requiere:</text:p>
      <text:list xml:id="list3063254301860174743" text:style-name="L1">
        <text:list-item>
          <text:p text:style-name="P19">Disponer de una página Web</text:p>
        </text:list-item>
        <text:list-item>
          <text:p text:style-name="P19">Disponer de un Blog</text:p>
        </text:list-item>
        <text:list-item>
          <text:p text:style-name="P19">Una herramienta para crear CTAs</text:p>
        </text:list-item>
        <text:list-item>
          <text:p text:style-name="P19">Una herramienta para crear landing pages</text:p>
        </text:list-item>
        <text:list-item>
          <text:p text:style-name="P19">Generar URLs de campaña</text:p>
        </text:list-item>
        <text:list-item>
          <text:p text:style-name="P19">Creación de formularios</text:p>
        </text:list-item>
        <text:list-item>
          <text:p text:style-name="P19">Base de datos con histórico de interacciones con nuestra marca o plataforma</text:p>
        </text:list-item>
        <text:list-item>
          <text:p text:style-name="P19">Herramienta de analítica</text:p>
        </text:list-item>
        <text:list-item>
          <text:p text:style-name="P19">Herramienta de lead nurturing</text:p>
        </text:list-item>
        <text:list-item>
          <text:p text:style-name="P18">herramienta de lead scoring</text:p>
        </text:list-item>
      </text:list>
      <text:p text:style-name="P10"/>
      <text:p text:style-name="P3">SugarCRM</text:p>
      <text:p text:style-name="P3"/>
      <text:p text:style-name="P2">Lo utilizan:</text:p>
      <text:p text:style-name="P1">- Zurich</text:p>
      <text:p text:style-name="P1">- IBM</text:p>
      <text:p text:style-name="P1">- Audi</text:p>
      <text:p text:style-name="P1">- T Mobile</text:p>
      <text:p text:style-name="P1">- Generali</text:p>
      <text:p text:style-name="P1"/>
      <text:p text:style-name="P2">¿Qué es?</text:p>
      <text:p text:style-name="P5">Es de código abierto.</text:p>
      <text:p text:style-name="P13">Una solución que se integra a los CRM más usados en el mercado es:</text:p>
      <text:p text:style-name="Standard"><text:span text:style-name="Strong_20_Emphasis"><text:span text:style-name="T6">Recordia, una solución para la grabación de integracciones: </text:span></text:span><text:span text:style-name="T5">Llamadas, sms, correos electrónicos, etc.</text:span></text:p>
      <text:p text:style-name="P13">Recordia permite tener un acceso rápido al registro de las interacciones con cada cliente desde el propio CRM.</text:p>
      <text:p text:style-name="P13"/>
      <text:p text:style-name="P15">Netsuite</text:p>
      <text:p text:style-name="P14"/>
      <text:p text:style-name="P16">Lo utilizan:</text:p>
      <text:p text:style-name="P8"><text:span text:style-name="T4">- </text:span><text:span text:style-name="T4">Deliveroo</text:span></text:p>
      <text:p text:style-name="P14">- MongoDB</text:p>
      <text:p text:style-name="P14">- Siemens</text:p>
      <text:p text:style-name="P14">- Elgato</text:p>
      <text:p text:style-name="P14">- International Military Antiques</text:p>
      <text:p text:style-name="P14">- Coca-Cola Foundation Philippines</text:p>
      <text:p text:style-name="P14"/>
      <text:p text:style-name="P9"><text:span text:style-name="T4">¿</text:span><text:span text:style-name="T4">Qué es</text:span><text:span text:style-name="T4">?</text:span></text:p>
      <text:p text:style-name="P14">Es el ERP 100% en la nube que ofrece las características y funcionalidad necesarias para operar los procesos de su negocio desde una perspectiva de 360° que integra todas las áreas clave de la organización como finanzas, compras, ventas, inventarios, CRM, comercio electrónico, recursos humanos, cadena de suministro y manufactura.</text:p>
      <text:p text:style-name="P14"/>
      <text:p text:style-name="P14"/>
      <text:p text:style-name="P14"/>
      <text:p text:style-name="P15"><text:soft-page-break/>Pipedrive</text:p>
      <text:p text:style-name="P15"/>
      <text:p text:style-name="P16">Lo utilizan:</text:p>
      <text:p text:style-name="P16"><text:span text:style-name="T1">- Trekk soft</text:span></text:p>
      <text:p text:style-name="P16"><text:span text:style-name="T1">- Lessonly</text:span></text:p>
      <text:p text:style-name="P16"><text:span text:style-name="T1">- iterable</text:span></text:p>
      <text:p text:style-name="P16"><text:span text:style-name="T1">Pequeñas empresas.</text:span></text:p>
      <text:p text:style-name="P16"><text:span text:style-name="T1"/></text:p>
      <text:p text:style-name="P16">¿Qué es?</text:p>
      <text:p text:style-name="P14">Sirve para ventas, obtener cobertura mediática, controlar personal, etc.</text:p>
      <text:p text:style-name="P14"/>
      <text:p text:style-name="P15">Oracle</text:p>
      <text:p text:style-name="P15"><text:span text:style-name="T2"/></text:p>
      <text:p text:style-name="P15"><text:span text:style-name="T3">Lo utilizan:</text:span></text:p>
      <text:p text:style-name="P14"/>
      <text:p text:style-name="P14"/>
      <text:p text:style-name="P16">¿Qué es?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yriadProRegular" svg:font-family="MyriadProRegular"/>
    <style:font-face style:name="Open Sans" svg:font-family="'Open Sans'"/>
    <style:font-face style:name="OpenSymbol1" svg:font-family="OpenSymbol"/>
    <style:font-face style:name="inherit" svg:font-family="inheri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9T22:40:11.007000000</meta:creation-date>
    <dc:date>2019-10-10T10:15:33.51</dc:date>
    <meta:editing-duration>PT38M36S</meta:editing-duration>
    <meta:editing-cycles>4</meta:editing-cycles>
    <meta:generator>OpenOffice/4.1.6$Win32 OpenOffice.org_project/416m1$Build-9790</meta:generator>
    <meta:document-statistic meta:table-count="0" meta:image-count="0" meta:object-count="0" meta:page-count="5" meta:paragraph-count="133" meta:word-count="523" meta:character-count="3042"/>
  </office:meta>
</office:document-meta>
</file>